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sure4" table:style-name="ta1">
        <table:shapes>
          <draw:frame draw:z-index="0" draw:style-name="gr1" draw:text-style-name="P1" svg:width="17.4969in" svg:height="9.9764in" svg:x="2.2969in" svg:y="1.6421in">
            <draw:object draw:notify-on-update-of-ranges="mesure4.A1:mesure4.A1 mesure4.A2:mesure4.A1563 mesure4.B1:mesure4.B1 mesure4.B2:mesure4.B156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mmande : rien au début puis brutalement 2700 jusqu'à la f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44" calcext:value-type="float">
            <text:p>-24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51" calcext:value-type="float">
            <text:p>-15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717" calcext:value-type="float">
            <text:p>-71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018" calcext:value-type="float">
            <text:p>-201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088" calcext:value-type="float">
            <text:p>-108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485" calcext:value-type="float">
            <text:p>-48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44" calcext:value-type="float">
            <text:p>-24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310" calcext:value-type="float">
            <text:p>-131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017" calcext:value-type="float">
            <text:p>-201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092" calcext:value-type="float">
            <text:p>-109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247" calcext:value-type="float">
            <text:p>-124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911" calcext:value-type="float">
            <text:p>-91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720" calcext:value-type="float">
            <text:p>-72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299" calcext:value-type="float">
            <text:p>-129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414" calcext:value-type="float">
            <text:p>-41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421" calcext:value-type="float">
            <text:p>-42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2029" calcext:value-type="float">
            <text:p>-202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530" calcext:value-type="float">
            <text:p>-53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339" calcext:value-type="float">
            <text:p>-339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374" calcext:value-type="float">
            <text:p>-37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216" calcext:value-type="float">
            <text:p>-1216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824" calcext:value-type="float">
            <text:p>-1824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2014" calcext:value-type="float">
            <text:p>-201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13" calcext:value-type="float">
            <text:p>-161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324" calcext:value-type="float">
            <text:p>-324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509" calcext:value-type="float">
            <text:p>-50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018" calcext:value-type="float">
            <text:p>-201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947" calcext:value-type="float">
            <text:p>-94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432" calcext:value-type="float">
            <text:p>-43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326" calcext:value-type="float">
            <text:p>-326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596" calcext:value-type="float">
            <text:p>-1596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832" calcext:value-type="float">
            <text:p>-83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030" calcext:value-type="float">
            <text:p>-203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473" calcext:value-type="float">
            <text:p>-473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342" calcext:value-type="float">
            <text:p>-34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692" calcext:value-type="float">
            <text:p>-69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014" calcext:value-type="float">
            <text:p>-2014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417" calcext:value-type="float">
            <text:p>-141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734" calcext:value-type="float">
            <text:p>-173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421" calcext:value-type="float">
            <text:p>-42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545" calcext:value-type="float">
            <text:p>-154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204" calcext:value-type="float">
            <text:p>-20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573" calcext:value-type="float">
            <text:p>-57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314" calcext:value-type="float">
            <text:p>-314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418" calcext:value-type="float">
            <text:p>-141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444" calcext:value-type="float">
            <text:p>-44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443" calcext:value-type="float">
            <text:p>-44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771" calcext:value-type="float">
            <text:p>-77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925" calcext:value-type="float">
            <text:p>-1925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950" calcext:value-type="float">
            <text:p>-195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343" calcext:value-type="float">
            <text:p>-134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2015" calcext:value-type="float">
            <text:p>-2015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255" calcext:value-type="float">
            <text:p>-25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831" calcext:value-type="float">
            <text:p>-183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339" calcext:value-type="float">
            <text:p>-133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680" calcext:value-type="float">
            <text:p>-168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921" calcext:value-type="float">
            <text:p>-192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2022" calcext:value-type="float">
            <text:p>-202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895" calcext:value-type="float">
            <text:p>-89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714" calcext:value-type="float">
            <text:p>-171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2017" calcext:value-type="float">
            <text:p>-2017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70" calcext:value-type="float">
            <text:p>-117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499" calcext:value-type="float">
            <text:p>-499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486" calcext:value-type="float">
            <text:p>-48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23" calcext:value-type="float">
            <text:p>-323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261" calcext:value-type="float">
            <text:p>-126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528" calcext:value-type="float">
            <text:p>-1528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1997" calcext:value-type="float">
            <text:p>-1997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2015" calcext:value-type="float">
            <text:p>-2015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414" calcext:value-type="float">
            <text:p>-1414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055" calcext:value-type="float">
            <text:p>-1055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463" calcext:value-type="float">
            <text:p>-463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650" calcext:value-type="float">
            <text:p>-165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443" calcext:value-type="float">
            <text:p>-144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270" calcext:value-type="float">
            <text:p>-27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403" calcext:value-type="float">
            <text:p>-403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2015" calcext:value-type="float">
            <text:p>-2015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709" calcext:value-type="float">
            <text:p>-170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737" calcext:value-type="float">
            <text:p>-1737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98" calcext:value-type="float">
            <text:p>-1198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570" calcext:value-type="float">
            <text:p>-57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471" calcext:value-type="float">
            <text:p>-47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05" calcext:value-type="float">
            <text:p>-1105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596" calcext:value-type="float">
            <text:p>-596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262" calcext:value-type="float">
            <text:p>-262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409" calcext:value-type="float">
            <text:p>-409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441" calcext:value-type="float">
            <text:p>-44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79" calcext:value-type="float">
            <text:p>-1179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527" calcext:value-type="float">
            <text:p>-52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2018" calcext:value-type="float">
            <text:p>-2018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748" calcext:value-type="float">
            <text:p>-1748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770" calcext:value-type="float">
            <text:p>-77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203" calcext:value-type="float">
            <text:p>-20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2022" calcext:value-type="float">
            <text:p>-2022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890" calcext:value-type="float">
            <text:p>-189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1127" calcext:value-type="float">
            <text:p>-112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079" calcext:value-type="float">
            <text:p>-1079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465" calcext:value-type="float">
            <text:p>-46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281" calcext:value-type="float">
            <text:p>-28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418" calcext:value-type="float">
            <text:p>-418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85" calcext:value-type="float">
            <text:p>-18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322" calcext:value-type="float">
            <text:p>-32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1683" calcext:value-type="float">
            <text:p>-168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89" calcext:value-type="float">
            <text:p>-118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499" calcext:value-type="float">
            <text:p>-49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270" calcext:value-type="float">
            <text:p>-27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1059" calcext:value-type="float">
            <text:p>-1059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269" calcext:value-type="float">
            <text:p>-1269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1383" calcext:value-type="float">
            <text:p>-1383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1539" calcext:value-type="float">
            <text:p>-1539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790" calcext:value-type="float">
            <text:p>-179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2027" calcext:value-type="float">
            <text:p>-202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063" calcext:value-type="float">
            <text:p>-1063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103" calcext:value-type="float">
            <text:p>-1103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405" calcext:value-type="float">
            <text:p>-140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364" calcext:value-type="float">
            <text:p>-364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738" calcext:value-type="float">
            <text:p>-738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636" calcext:value-type="float">
            <text:p>-636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319" calcext:value-type="float">
            <text:p>-319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990" calcext:value-type="float">
            <text:p>-199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582" calcext:value-type="float">
            <text:p>-582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236" calcext:value-type="float">
            <text:p>-236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927" calcext:value-type="float">
            <text:p>-1927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991" calcext:value-type="float">
            <text:p>-99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248" calcext:value-type="float">
            <text:p>-24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968" calcext:value-type="float">
            <text:p>-1968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741" calcext:value-type="float">
            <text:p>-74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91" calcext:value-type="float">
            <text:p>-19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238" calcext:value-type="float">
            <text:p>-238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361" calcext:value-type="float">
            <text:p>-36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1202" calcext:value-type="float">
            <text:p>-1202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732" calcext:value-type="float">
            <text:p>-732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2014" calcext:value-type="float">
            <text:p>-2014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68" calcext:value-type="float">
            <text:p>-1168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1391" calcext:value-type="float">
            <text:p>-139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804" calcext:value-type="float">
            <text:p>-804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2019" calcext:value-type="float">
            <text:p>-2019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010" calcext:value-type="float">
            <text:p>-101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1056" calcext:value-type="float">
            <text:p>-1056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869" calcext:value-type="float">
            <text:p>-869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143" calcext:value-type="float">
            <text:p>-143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2018" calcext:value-type="float">
            <text:p>-2018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572" calcext:value-type="float">
            <text:p>-1572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814" calcext:value-type="float">
            <text:p>-1814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1730" calcext:value-type="float">
            <text:p>-173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2014" calcext:value-type="float">
            <text:p>-2014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271" calcext:value-type="float">
            <text:p>-127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509" calcext:value-type="float">
            <text:p>-509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347" calcext:value-type="float">
            <text:p>-347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563" calcext:value-type="float">
            <text:p>-1563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808" calcext:value-type="float">
            <text:p>-808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113" calcext:value-type="float">
            <text:p>-113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453" calcext:value-type="float">
            <text:p>-453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321" calcext:value-type="float">
            <text:p>-32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768" calcext:value-type="float">
            <text:p>-768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427" calcext:value-type="float">
            <text:p>-42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294" calcext:value-type="float">
            <text:p>-294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227" calcext:value-type="float">
            <text:p>-227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-1330" calcext:value-type="float">
            <text:p>-1330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971" calcext:value-type="float">
            <text:p>-1971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-2013" calcext:value-type="float">
            <text:p>-2013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95" calcext:value-type="float">
            <text:p>-1195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-1392" calcext:value-type="float">
            <text:p>-1392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-248" calcext:value-type="float">
            <text:p>-248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-1301" calcext:value-type="float">
            <text:p>-130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228" calcext:value-type="float">
            <text:p>-1228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791" calcext:value-type="float">
            <text:p>-179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348" calcext:value-type="float">
            <text:p>-348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466" calcext:value-type="float">
            <text:p>-1466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929" calcext:value-type="float">
            <text:p>-929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-663" calcext:value-type="float">
            <text:p>-663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532" calcext:value-type="float">
            <text:p>-1532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1950" calcext:value-type="float">
            <text:p>-195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805" calcext:value-type="float">
            <text:p>-1805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1540" calcext:value-type="float">
            <text:p>-1540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089" calcext:value-type="float">
            <text:p>-1089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1323" calcext:value-type="float">
            <text:p>-1323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454" calcext:value-type="float">
            <text:p>-454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370" calcext:value-type="float">
            <text:p>-1370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1038" calcext:value-type="float">
            <text:p>-1038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443" calcext:value-type="float">
            <text:p>-443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-1523" calcext:value-type="float">
            <text:p>-1523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644" calcext:value-type="float">
            <text:p>-1644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2019" calcext:value-type="float">
            <text:p>-2019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423" calcext:value-type="float">
            <text:p>-423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-925" calcext:value-type="float">
            <text:p>-925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944" calcext:value-type="float">
            <text:p>-944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805" calcext:value-type="float">
            <text:p>-805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43" calcext:value-type="float">
            <text:p>-43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910" calcext:value-type="float">
            <text:p>-1910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742" calcext:value-type="float">
            <text:p>-742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419" calcext:value-type="float">
            <text:p>-419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113" calcext:value-type="float">
            <text:p>-113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654" calcext:value-type="float">
            <text:p>-654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799" calcext:value-type="float">
            <text:p>-799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1609" calcext:value-type="float">
            <text:p>-1609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773" calcext:value-type="float">
            <text:p>-773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656" calcext:value-type="float">
            <text:p>-656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1841" calcext:value-type="float">
            <text:p>-1841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2013" calcext:value-type="float">
            <text:p>-2013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2021" calcext:value-type="float">
            <text:p>-2021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570" calcext:value-type="float">
            <text:p>-570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33" calcext:value-type="float">
            <text:p>-133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630" calcext:value-type="float">
            <text:p>-1630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-919" calcext:value-type="float">
            <text:p>-919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587" calcext:value-type="float">
            <text:p>-587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2014" calcext:value-type="float">
            <text:p>-2014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1702" calcext:value-type="float">
            <text:p>-1702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-1352" calcext:value-type="float">
            <text:p>-1352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666" calcext:value-type="float">
            <text:p>-666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316" calcext:value-type="float">
            <text:p>-316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1799" calcext:value-type="float">
            <text:p>-1799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081" calcext:value-type="float">
            <text:p>-1081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225" calcext:value-type="float">
            <text:p>-1225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37" calcext:value-type="float">
            <text:p>-37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261" calcext:value-type="float">
            <text:p>-261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695" calcext:value-type="float">
            <text:p>-695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828" calcext:value-type="float">
            <text:p>-828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304" calcext:value-type="float">
            <text:p>-304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459" calcext:value-type="float">
            <text:p>-459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1141" calcext:value-type="float">
            <text:p>-1141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-113" calcext:value-type="float">
            <text:p>-113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37" calcext:value-type="float">
            <text:p>-637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263" calcext:value-type="float">
            <text:p>-263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2031" calcext:value-type="float">
            <text:p>-2031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613" calcext:value-type="float">
            <text:p>-613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625" calcext:value-type="float">
            <text:p>-1625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811" calcext:value-type="float">
            <text:p>-811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971" calcext:value-type="float">
            <text:p>-971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~.Connec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ed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onnected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2:26:47.279210591</dc:date>
    <meta:editing-duration>PT11M21S</meta:editing-duration>
    <meta:editing-cycles>1</meta:editing-cycles>
    <meta:document-statistic meta:table-count="1" meta:cell-count="3122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6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width="0.051cm" svg:stroke-color="#c5000b"/>
    </style:style>
    <style:style style:name="ch9" style:family="chart">
      <style:chart-properties loext:regression-name="" loext:regression-max-degree="2" loext:regression-period="50" loext:regression-extrapolate-forward="0" loext:regression-extrapolate-backward="0" loext:regression-force-intercept="false" loext:regression-intercept-value="0" chart:regression-type="moving-average"/>
      <style:graphic-properties svg:stroke-width="0.102cm"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443cm" svg:height="25.341cm" xlink:href=".." xlink:type="simple" chart:class="chart:scatter" chart:style-name="ch1">
        <chart:legend chart:legend-position="end" svg:x="39.236cm" svg:y="11.873cm" style:legend-expansion="high" chart:style-name="ch2"/>
        <chart:plot-area chart:style-name="ch3" table:cell-range-address="mesure4.A1:mesure4.B1563" chart:data-source-has-labels="row" svg:x="1.025cm" svg:y="0.504cm" svg:width="37.458cm" svg:height="24.328cm">
          <chartooo:coordinate-region svg:x="2.123cm" svg:y="0.704cm" svg:width="36.08cm" svg:height="23.9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sure4.B2:mesure4.B1563" chart:label-cell-address="mesure4.B1:mesure4.B1" chart:class="chart:scatter">
            <chart:domain table:cell-range-address="mesure4.A2:mesure4.A1563"/>
            <chart:regression-curve chart:style-name="ch8"/>
            <chart:regression-curve chart:style-name="ch9"/>
            <chart:data-point chart:repeated="15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draw:g>
                  <svg:desc>mesure4.B1:mesure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sure4.A2:mesure4.A1563</svg:desc>
                </draw:g>
              </table:table-cell>
              <table:table-cell office:value-type="float" office:value="2">
                <text:p>2</text:p>
                <draw:g>
                  <svg:desc>mesure4.B2:mesure4.B15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717">
                <text:p>-7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485">
                <text:p>-4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1310">
                <text:p>-13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2017">
                <text:p>-20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1092">
                <text:p>-10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1247">
                <text:p>-12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911">
                <text:p>-9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1299">
                <text:p>-12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414">
                <text:p>-4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2014">
                <text:p>-20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324">
                <text:p>-3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947">
                <text:p>-9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-2030">
                <text:p>-203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473">
                <text:p>-4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692">
                <text:p>-6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2014">
                <text:p>-20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1417">
                <text:p>-14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573">
                <text:p>-5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-1418">
                <text:p>-14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-443">
                <text:p>-4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771">
                <text:p>-7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1925">
                <text:p>-19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1950">
                <text:p>-195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-1343">
                <text:p>-134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2015">
                <text:p>-20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1921">
                <text:p>-19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2022">
                <text:p>-20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-895">
                <text:p>-89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-2017">
                <text:p>-20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-1170">
                <text:p>-117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-486">
                <text:p>-4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-1997">
                <text:p>-19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-2015">
                <text:p>-20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-1414">
                <text:p>-14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-1055">
                <text:p>-10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-1443">
                <text:p>-14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-403">
                <text:p>-4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-2015">
                <text:p>-20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-1198">
                <text:p>-11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-1105">
                <text:p>-11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-441">
                <text:p>-44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-1179">
                <text:p>-11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-2022">
                <text:p>-20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-1890">
                <text:p>-189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-1127">
                <text:p>-11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-1079">
                <text:p>-107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-1189">
                <text:p>-118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-1059">
                <text:p>-10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-1269">
                <text:p>-12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-1790">
                <text:p>-179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-1063">
                <text:p>-106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-1103">
                <text:p>-11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-1405">
                <text:p>-14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-364">
                <text:p>-3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-738">
                <text:p>-7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-1990">
                <text:p>-199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-582">
                <text:p>-58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-1927">
                <text:p>-19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-1968">
                <text:p>-196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-741">
                <text:p>-7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-1202">
                <text:p>-12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-732">
                <text:p>-7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-2014">
                <text:p>-20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-1391">
                <text:p>-13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-804">
                <text:p>-8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-1010">
                <text:p>-10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-869">
                <text:p>-8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-1814">
                <text:p>-18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-2014">
                <text:p>-20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-1271">
                <text:p>-127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-427">
                <text:p>-42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-1330">
                <text:p>-133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-1971">
                <text:p>-197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-2013">
                <text:p>-201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-1195">
                <text:p>-119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-1301">
                <text:p>-13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-1228">
                <text:p>-122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-1791">
                <text:p>-179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-929">
                <text:p>-92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-663">
                <text:p>-66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-1950">
                <text:p>-195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-1089">
                <text:p>-108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-443">
                <text:p>-4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-925">
                <text:p>-92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-1910">
                <text:p>-191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-742">
                <text:p>-74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-654">
                <text:p>-65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-799">
                <text:p>-79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-773">
                <text:p>-77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-2013">
                <text:p>-201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-919">
                <text:p>-91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-587">
                <text:p>-58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-2014">
                <text:p>-201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-1352">
                <text:p>-135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-1225">
                <text:p>-122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-695">
                <text:p>-69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-1141">
                <text:p>-114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-637">
                <text:p>-63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-2031">
                <text:p>-20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-811">
                <text:p>-81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